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C000001009CE8210015CDF911.png" manifest:media-type="image/png"/>
  <manifest:file-entry manifest:full-path="Pictures/10000001000001FC00000100A55D1AE2B6098F39.png" manifest:media-type="image/png"/>
  <manifest:file-entry manifest:full-path="Pictures/10000001000001F3000001296AE4699835E9C9F7.png" manifest:media-type="image/png"/>
  <manifest:file-entry manifest:full-path="Pictures/10000001000001F100000133571562AC800EF6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82cm" svg:y="-1.582cm" svg:width="13.15cm" svg:height="8.123cm" draw:z-index="0"><draw:image xlink:href="Pictures/10000001000001F100000133571562AC800EF66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1.741cm" svg:y="0.048cm" svg:width="13.203cm" svg:height="7.858cm" draw:z-index="1"><draw:image xlink:href="Pictures/10000001000001F3000001296AE4699835E9C9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3"/></text:p>
      <text:p text:style-name="Standard"><text:s text:c="176"/></text:p>
      <text:p text:style-name="Standard"><text:s text:c="30"/></text:p>
      <text:p text:style-name="Standard"><text:s text:c="41"/></text:p>
      <text:p text:style-name="Standard"><text:s text:c="30"/></text:p>
      <text:p text:style-name="Standard"><text:s text:c="3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2.674cm" svg:y="-1.337cm" svg:width="13.441cm" svg:height="6.773cm" draw:z-index="3"><draw:image xlink:href="Pictures/10000001000001FC00000100A55D1AE2B6098F39.png" xlink:type="simple" xlink:show="embed" xlink:actuate="onLoad" draw:mime-type="image/png"/></draw:frame></text:p>
      <text:p text:style-name="Standard"><draw:frame draw:style-name="fr1" draw:name="Image4" text:anchor-type="char" svg:x="1.515cm" svg:y="-0.972cm" svg:width="13.441cm" svg:height="6.773cm" draw:z-index="2"><draw:image xlink:href="Pictures/10000001000001FC000001009CE8210015CDF9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4:59:52.137732670</meta:creation-date>
    <dc:date>2024-04-10T15:06:05.072855488</dc:date>
    <meta:editing-duration>PT6M13S</meta:editing-duration>
    <meta:editing-cycles>1</meta:editing-cycles>
    <meta:document-statistic meta:table-count="0" meta:image-count="4" meta:object-count="0" meta:page-count="1" meta:paragraph-count="6" meta:word-count="0" meta:character-count="340" meta:non-whitespace-character-count="0"/>
    <meta:generator>LibreOffice/7.3.7.2$Linux_X86_64 LibreOffice_project/30$Build-2</meta:generator>
  </office:meta>
</office:document-meta>
</file>